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d812c" officeooo:paragraph-rsid="000d812c"/>
    </style:style>
    <style:style style:name="P2" style:family="paragraph" style:parent-style-name="Text_20_body" style:list-style-name="L1">
      <style:text-properties officeooo:rsid="0009faea" officeooo:paragraph-rsid="0009faea"/>
    </style:style>
    <style:style style:name="P3" style:family="paragraph" style:parent-style-name="Text_20_body" style:list-style-name="L2">
      <style:text-properties officeooo:rsid="001d7a17" officeooo:paragraph-rsid="001d7a17"/>
    </style:style>
    <style:style style:name="P4" style:family="paragraph" style:parent-style-name="Text_20_body" style:list-style-name="L3">
      <style:text-properties officeooo:rsid="000b28ac" officeooo:paragraph-rsid="000b28ac"/>
    </style:style>
    <style:style style:name="P5" style:family="paragraph" style:parent-style-name="Text_20_body" style:list-style-name="L3">
      <style:text-properties officeooo:rsid="000b28ac" officeooo:paragraph-rsid="001d76d7"/>
    </style:style>
    <style:style style:name="P6" style:family="paragraph" style:parent-style-name="Text_20_body" style:list-style-name="L3">
      <style:text-properties officeooo:rsid="001937dc" officeooo:paragraph-rsid="001937dc"/>
    </style:style>
    <style:style style:name="P7" style:family="paragraph" style:parent-style-name="Text_20_body" style:list-style-name="L3">
      <style:text-properties officeooo:rsid="001937dc" officeooo:paragraph-rsid="00205f32"/>
    </style:style>
    <style:style style:name="P8" style:family="paragraph" style:parent-style-name="Text_20_body" style:list-style-name="L3">
      <style:text-properties officeooo:rsid="001937dc" officeooo:paragraph-rsid="0022139b"/>
    </style:style>
    <style:style style:name="P9" style:family="paragraph" style:parent-style-name="Text_20_body" style:list-style-name="L3">
      <style:text-properties fo:color="#999999" officeooo:rsid="000d13a9" officeooo:paragraph-rsid="001d76d7"/>
    </style:style>
    <style:style style:name="P10" style:family="paragraph" style:parent-style-name="Text_20_body" style:list-style-name="L3">
      <style:text-properties fo:color="#999999" officeooo:rsid="001937dc" officeooo:paragraph-rsid="001d76d7"/>
    </style:style>
    <style:style style:name="P11" style:family="paragraph" style:parent-style-name="Text_20_body" style:list-style-name="L3">
      <style:text-properties fo:color="#999999" officeooo:rsid="001937dc" officeooo:paragraph-rsid="0022139b"/>
    </style:style>
    <style:style style:name="P12" style:family="paragraph" style:parent-style-name="Text_20_body" style:list-style-name="L3">
      <style:text-properties officeooo:rsid="000d13a9" officeooo:paragraph-rsid="000d13a9"/>
    </style:style>
    <style:style style:name="P13" style:family="paragraph" style:parent-style-name="Text_20_body" style:list-style-name="L3">
      <style:text-properties officeooo:rsid="001c2bc2" officeooo:paragraph-rsid="001c2bc2"/>
    </style:style>
    <style:style style:name="P14" style:family="paragraph" style:parent-style-name="Text_20_body" style:list-style-name="L3">
      <style:text-properties officeooo:rsid="001c2bc2" officeooo:paragraph-rsid="001d76d7"/>
    </style:style>
    <style:style style:name="P15" style:family="paragraph" style:parent-style-name="Text_20_body" style:list-style-name="L3">
      <style:text-properties officeooo:rsid="001c7813" officeooo:paragraph-rsid="001d76d7"/>
    </style:style>
    <style:style style:name="P16" style:family="paragraph" style:parent-style-name="Text_20_body" style:list-style-name="L4">
      <style:text-properties officeooo:rsid="000a42c0" officeooo:paragraph-rsid="000a42c0"/>
    </style:style>
    <style:style style:name="P17" style:family="paragraph" style:parent-style-name="Text_20_body" style:list-style-name="L5">
      <style:text-properties officeooo:rsid="000a42c0" officeooo:paragraph-rsid="000a42c0"/>
    </style:style>
    <style:style style:name="P18" style:family="paragraph" style:parent-style-name="Text_20_body" style:list-style-name="L5">
      <style:text-properties fo:color="#ff0000" officeooo:rsid="000a42c0" officeooo:paragraph-rsid="000a42c0"/>
    </style:style>
    <style:style style:name="P19" style:family="paragraph" style:parent-style-name="Text_20_body" style:list-style-name="L5">
      <style:text-properties fo:color="#2a6099" officeooo:rsid="000a42c0" officeooo:paragraph-rsid="000a42c0"/>
    </style:style>
    <style:style style:name="P20" style:family="paragraph" style:parent-style-name="Text_20_body" style:list-style-name="L5">
      <style:text-properties fo:color="#ff860d" officeooo:rsid="000a42c0" officeooo:paragraph-rsid="000a42c0"/>
    </style:style>
    <style:style style:name="T1" style:family="text">
      <style:text-properties officeooo:rsid="0009faea"/>
    </style:style>
    <style:style style:name="T2" style:family="text">
      <style:text-properties officeooo:rsid="000a42c0"/>
    </style:style>
    <style:style style:name="T3" style:family="text">
      <style:text-properties officeooo:rsid="000b28ac"/>
    </style:style>
    <style:style style:name="T4" style:family="text">
      <style:text-properties officeooo:rsid="000d13a9"/>
    </style:style>
    <style:style style:name="T5" style:family="text">
      <style:text-properties officeooo:rsid="000d812c"/>
    </style:style>
    <style:style style:name="T6" style:family="text">
      <style:text-properties officeooo:rsid="001937dc"/>
    </style:style>
    <style:style style:name="T7" style:family="text">
      <style:text-properties officeooo:rsid="001c2bc2"/>
    </style:style>
    <style:style style:name="T8" style:family="text">
      <style:text-properties officeooo:rsid="001d76d7"/>
    </style:style>
    <style:style style:name="T9" style:family="text">
      <style:text-properties style:text-line-through-style="solid" style:text-line-through-type="single" officeooo:rsid="000d13a9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15d2e" fo:background-color="#fff200" loext:char-shading-value="0"/>
    </style:style>
    <style:style style:name="T12" style:family="text">
      <style:text-properties officeooo:rsid="00215d2e"/>
    </style:style>
    <style:style style:name="T13" style:family="text">
      <style:text-properties officeooo:rsid="0022139b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15d2e" fo:background-color="transparent" loext:char-shading-value="0"/>
    </style:style>
    <style:style style:name="T16" style:family="text">
      <style:text-properties fo:color="#999999" officeooo:rsid="0022139b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dv: Migration auf NgRx</text:h>
      <text:p text:style-name="Text_20_body"/>
      <text:h text:style-name="Heading_20_2" text:outline-level="2"><text:span text:style-name="T1">Laden der </text:span>Konfiguration <text:span text:style-name="T2">(AppModule)</text:span></text:h>
      <text:list xml:id="list941640168" text:style-name="L1">
        <text:list-item>
          <text:p text:style-name="P2">Primär aus environments-Dateien</text:p>
        </text:list-item>
        <text:list-item>
          <text:p text:style-name="P2">Sekundär generiert durch UserConfigService, wobei</text:p>
          <text:list>
            <text:list-item>
              <text:p text:style-name="P2">getConfig =&gt; Erzeugt initialen State</text:p>
            </text:list-item>
            <text:list-item>
              <text:p text:style-name="P2">getQueryFormat =&gt; Lädt einen Teil der Konfiguration als Type QueryFormat</text:p>
            </text:list-item>
          </text:list>
        </text:list-item>
      </text:list>
      <text:h text:style-name="Heading_20_3" text:outline-level="3">Actions</text:h>
      <text:list xml:id="list453885186" text:style-name="L2">
        <text:list-item>
          <text:p text:style-name="P3">TableFieldsDisplayExtraInfo</text:p>
        </text:list-item>
        <text:list-item>
          <text:p text:style-name="P3">TableFieldsDisplayLandingpage</text:p>
        </text:list-item>
        <text:list-item>
          <text:p text:style-name="P3">GetRemoteFilterFieldOptions</text:p>
        </text:list-item>
        <text:list-item>
          <text:p text:style-name="P3">SetRemoteFilterFieldOptions</text:p>
        </text:list-item>
        <text:list-item>
          <text:p text:style-name="P3">OptionRetrieveError</text:p>
        </text:list-item>
      </text:list>
      <text:h text:style-name="Heading_20_3" text:outline-level="3">Selectors <text:span text:style-name="T12">(</text:span><text:span text:style-name="T11">mit dynamischem Key</text:span><text:span text:style-name="T15">, </text:span><text:span text:style-name="T16">keinen eigenen Selector</text:span><text:span text:style-name="T12">)</text:span></text:h>
      <text:list xml:id="list3436521708" text:style-name="L3">
        <text:list-item>
          <text:p text:style-name="P4">GetConfig <text:span text:style-name="T6">(featureSelector)</text:span></text:p>
          <text:list>
            <text:list-item>
              <text:p text:style-name="P4">GetBasket<text:span text:style-name="T8">Config</text:span></text:p>
              <text:list>
                <text:list-item>
                  <text:p text:style-name="P4">Get<text:span text:style-name="T8">Basket</text:span>QueryParams <text:span text:style-name="T8">(Objekt)</text:span></text:p>
                  <text:list>
                    <text:list-item>
                      <text:p text:style-name="P5">Get<text:span text:style-name="T8">Basket</text:span>QueryParamsSortField</text:p>
                    </text:list-item>
                    <text:list-item>
                      <text:p text:style-name="P5">Get<text:span text:style-name="T8">Basket</text:span>QueryParamsSortDir</text:p>
                    </text:list-item>
                    <text:list-item>
                      <text:p text:style-name="P5">Get<text:span text:style-name="T8">Basket</text:span>QueryParamsRows</text:p>
                    </text:list-item>
                  </text:list>
                </text:list-item>
              </text:list>
            </text:list-item>
            <text:list-item>
              <text:p text:style-name="P6">GetBaseUrl</text:p>
            </text:list-item>
            <text:list-item>
              <text:p text:style-name="P4">GetQueryParams</text:p>
              <text:list>
                <text:list-item>
                  <text:p text:style-name="P5">GetQueryParamsRows</text:p>
                </text:list-item>
              </text:list>
            </text:list-item>
            <text:list-item>
              <text:p text:style-name="P4"><text:span text:style-name="T10">GetFacetFields</text:span> <text:span text:style-name="T4">(Objekt) [benötigt in form.service.ts, </text:span><text:span text:style-name="T9">visual-search.component.html</text:span><text:span text:style-name="T4">, params-set.component.html]</text:span></text:p>
              <text:list>
                <text:list-item>
                  <text:p text:style-name="P9">Get<text:span text:style-name="T3">FacetFields</text:span>Operators (Objekt)</text:p>
                </text:list-item>
                <text:list-item>
                  <text:p text:style-name="P10">Get<text:span text:style-name="T3">FacetFields</text:span>Order</text:p>
                </text:list-item>
                <text:list-item>
                  <text:p text:style-name="P10">Get<text:span text:style-name="T3">FacetFields</text:span>Label</text:p>
                </text:list-item>
              </text:list>
            </text:list-item>
            <text:list-item>
              <text:p text:style-name="P12"><text:soft-page-break/><text:span text:style-name="T10">GetFilterFields</text:span> (Objekt) <text:span text:style-name="T13">[benötigt in form.service.ts, filter-search.component.ts]</text:span></text:p>
              <text:list>
                <text:list-item>
                  <text:p text:style-name="P9">GetFilterFieldsOptions (Objekt)</text:p>
                </text:list-item>
                <text:list-item>
                  <text:p text:style-name="P9">GetFilterFieldsLabel</text:p>
                </text:list-item>
              </text:list>
            </text:list-item>
            <text:list-item>
              <text:p text:style-name="P12"><text:span text:style-name="T10">GetRangeFields</text:span> (Objekt) <text:span text:style-name="T13">[benötigt in visual-search.component.ts, visual-search.component.html, params-set.component.html]</text:span></text:p>
              <text:list>
                <text:list-item>
                  <text:p text:style-name="P9">GetRangeFieldsLabel</text:p>
                </text:list-item>
                <text:list-item>
                  <text:p text:style-name="P10">Get<text:span text:style-name="T4">RangeFields</text:span>Order</text:p>
                </text:list-item>
              </text:list>
            </text:list-item>
            <text:list-item>
              <text:p text:style-name="P7"><text:span text:style-name="T14">GetSearchFields</text:span> (Objekt) <text:span text:style-name="T13">[benötigt in free-text-search.component.ts, params-set.component.html]</text:span></text:p>
              <text:list>
                <text:list-item>
                  <text:p text:style-name="P7"><text:span text:style-name="T10">GetSearchFieldsOptions</text:span></text:p>
                </text:list-item>
              </text:list>
            </text:list-item>
            <text:list-item>
              <text:p text:style-name="P8"><text:span text:style-name="T10">GetExtraInfos</text:span> (Objekt) <text:span text:style-name="T13">[ benötigt in solr-search.service.ts, elastic-search.service.ts, results.component.html]</text:span></text:p>
              <text:list>
                <text:list-item>
                  <text:p text:style-name="P11">GetExtraInfosField</text:p>
                </text:list-item>
              </text:list>
            </text:list-item>
            <text:list-item>
              <text:p text:style-name="P6">GetProxyUrl</text:p>
            </text:list-item>
            <text:list-item>
              <text:p text:style-name="P6">GetTableFields (Array)</text:p>
            </text:list-item>
            <text:list-item>
              <text:p text:style-name="P13">GetShowExportList (Objekt)</text:p>
              <text:list>
                <text:list-item>
                  <text:p text:style-name="P14">GetShowExportListTable</text:p>
                </text:list-item>
                <text:list-item>
                  <text:p text:style-name="P15">Get<text:span text:style-name="T7">ShowExportList</text:span>Basket</text:p>
                </text:list-item>
              </text:list>
            </text:list-item>
            <text:list-item>
              <text:p text:style-name="P13"><text:span text:style-name="T8">(</text:span>GetRowOpts<text:span text:style-name="T8">)</text:span></text:p>
            </text:list-item>
          </text:list>
        </text:list-item>
      </text:list>
      <text:h text:style-name="Heading_20_2" text:outline-level="2">Laden der Daten <text:span text:style-name="T2">(AppModule)</text:span></text:h>
      <text:h text:style-name="Heading_20_3" text:outline-level="3">Möglichkeiten</text:h>
      <text:list xml:id="list3467990869" text:style-name="L4">
        <text:list-item>
          <text:p text:style-name="P16">Enkodierte Suche (in URL)</text:p>
        </text:list-item>
        <text:list-item>
          <text:p text:style-name="P16">Aus localStorage</text:p>
        </text:list-item>
        <text:list-item>
          <text:p text:style-name="P16">Neue Suche</text:p>
        </text:list-item>
      </text:list>
      <text:h text:style-name="Heading_20_3" text:outline-level="3">Actions</text:h>
      <text:list xml:id="list2339121365" text:style-name="L5">
        <text:list-item>
          <text:p text:style-name="P18">UPDATE_QUERY (payload: {query: QueryFormat})</text:p>
        </text:list-item>
        <text:list-item>
          <text:p text:style-name="P19">QUERY_SUCCESS (payload: {response: <text:span text:style-name="T3">any})</text:span></text:p>
        </text:list-item>
        <text:list-item>
          <text:p text:style-name="P20">QUERY_ERROR <text:span text:style-name="T3">(payload: {error: any})</text:span></text:p>
        </text:list-item>
        <text:list-item>
          <text:p text:style-name="P17"/>
        </text:list-item>
      </text:list>
      <text:h text:style-name="Heading_20_2" text:outline-level="2"><text:soft-page-break/>Formularelemente <text:span text:style-name="T2">(SearchFormModule)</text:span></text:h>
      <text:p text:style-name="Text_20_body"/>
      <text:h text:style-name="Heading_20_2" text:outline-level="2">Merkliste<text:span text:style-name="T5">n</text:span> (SearchFormModule)</text:h>
      <text:p text:style-name="P1">Entity</text:p>
      <text:h text:style-name="Heading_20_2" text:outline-level="2">Gespeicherte Suchen <text:span text:style-name="T5">(SearchFormModule)</text:span></text:h>
      <text:p text:style-name="P1">Entity</text:p>
      <text:h text:style-name="Heading_20_2" text:outline-level="2">Resultateliste <text:span text:style-name="T2">(SearchFormModule)</text:span></text:h>
      <text:p text:style-name="P1">Ent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Liberation Sans1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57:49.078831476</meta:creation-date>
    <dc:date>2018-10-16T20:43:33.939329871</dc:date>
    <meta:editing-duration>PT4H11M35S</meta:editing-duration>
    <meta:editing-cycles>9</meta:editing-cycles>
    <meta:generator>LibreOffice/6.1.2.1$Linux_X86_64 LibreOffice_project/10$Build-1</meta:generator>
    <meta:document-statistic meta:table-count="0" meta:image-count="0" meta:object-count="0" meta:page-count="3" meta:paragraph-count="59" meta:word-count="191" meta:character-count="1880" meta:non-whitespace-character-count="1792"/>
  </office:meta>
</office:document-meta>
</file>